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Whitney" svg:font-family="Whitney, 'Helvetica Neue', Helvetica, Arial, sans-serif"/>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font-size="18pt" fo:letter-spacing="normal" fo:font-style="normal" fo:font-weight="normal" style:font-size-asian="18pt" style:font-style-asian="normal" style:font-weight-asian="normal" style:font-size-complex="18pt"/>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a17aa" officeooo:paragraph-rsid="001a17aa" style:font-style-asian="normal" style:font-weight-asian="normal"/>
    </style:style>
    <style:style style:name="P5"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b4038" officeooo:paragraph-rsid="001b4038" style:font-style-asian="normal" style:font-weight-asian="normal"/>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officeooo:rsid="001740fd"/>
    </style:style>
    <style:style style:name="T4" style:family="text">
      <style:text-properties officeooo:rsid="001a08fa"/>
    </style:style>
    <style:style style:name="T5" style:family="text">
      <style:text-properties officeooo:rsid="001a17a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People’s Assembly, convening on the <text:span text:style-name="T5">6th</text:span> of <text:span text:style-name="T5">September</text:span> 202<text:span text:style-name="T5">2</text:span> under the <text:span text:style-name="T5">24th</text:span> PA Meeting.</text:p>
      <text:p text:style-name="P1"/>
      <text:p text:style-name="P1">The Assembly, recognising the current situation,</text:p>
      <text:p text:style-name="P1"/>
      <text:p text:style-name="P5">Constitutes the need to make Thanster Hero of the People’s Assembly:</text:p>
      <text:p text:style-name="P5">I believe that I have contributed significantly to the server and its community through, including but not limited to, building the spawn of the third server and the surrounding UN building, and other vital structures in the general region, building the spawn, or at least a significant portion of it, in the most recent and current server, while contributing to achieving an active and vibrant community in the server by active interaction diplomatically and economically.</text:p>
      <text:p text:style-name="P1"/>
      <text:p text:style-name="P1">And proceeds.</text:p>
      <text:p text:style-name="P1"/>
      <text:p text:style-name="P1">Signed by,</text:p>
      <text:p text:style-name="P4">Thanster</text:p>
      <text:p text:style-name="P4">Comradedoggo_22</text:p>
      <text:p text:style-name="P4">Emeralda_axe7</text:p>
      <text:p text:style-name="P4">_yoran_</text:p>
      <text:p text:style-name="P1"/>
      <text:p text:style-name="P1"/>
      <text:p text:style-name="P1"/>
      <text:p text:style-name="Standard"><text:span text:style-name="T1">[</text:span><text:span text:style-name="T2">Motion 24-6: To make Thanster Hero of the People's Assembly</text:span><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Whitney" svg:font-family="Whitney,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9-07T08:54:43.386530989</dc:date>
    <meta:editing-duration>PT2M54S</meta:editing-duration>
    <meta:editing-cycles>7</meta:editing-cycles>
    <meta:generator>LibreOffice/7.3.5.2$Linux_X86_64 LibreOffice_project/392c644e8a6d1ea0765aa2d613a91bcef808d6ea</meta:generator>
    <meta:document-statistic meta:table-count="0" meta:image-count="0" meta:object-count="0" meta:page-count="1" meta:paragraph-count="11" meta:word-count="125" meta:character-count="804" meta:non-whitespace-character-count="690"/>
  </office:meta>
</office:document-meta>
</file>